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abe2" officeooo:paragraph-rsid="0010abe2"/>
    </style:style>
    <style:style style:name="P3" style:family="paragraph" style:parent-style-name="Standard">
      <style:paragraph-properties fo:text-align="center" style:justify-single-word="false"/>
      <style:text-properties fo:font-size="16pt" officeooo:rsid="0010abe2" officeooo:paragraph-rsid="0010abe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0abe2" officeooo:paragraph-rsid="0010abe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abe2" officeooo:paragraph-rsid="001402e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365e8" officeooo:paragraph-rsid="001365e8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4d6aa" officeooo:paragraph-rsid="0014d6a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6aa" officeooo:paragraph-rsid="0014d6a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0abe2" officeooo:paragraph-rsid="0010abe2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0abe2" officeooo:paragraph-rsid="0010abe2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officeooo:rsid="001365e8" officeooo:paragraph-rsid="001365e8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365e8" officeooo:paragraph-rsid="001365e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officeooo:rsid="001365e8" officeooo:paragraph-rsid="001365e8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402ed" officeooo:paragraph-rsid="001402ed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1402ed" officeooo:paragraph-rsid="001a8ce1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69300" officeooo:paragraph-rsid="00169300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16f9ff" officeooo:paragraph-rsid="0016f9ff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171275" officeooo:paragraph-rsid="00171275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173c8c" officeooo:paragraph-rsid="00173c8c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73c8c" officeooo:paragraph-rsid="00173c8c" style:font-size-asian="13.1000003814697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71275" officeooo:paragraph-rsid="00171275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paragraph-rsid="00192476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402ed" officeooo:paragraph-rsid="001ae6f4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402ed" officeooo:paragraph-rsid="001a8ce1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45e74" officeooo:paragraph-rsid="001ae6f4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1402ed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45e74" officeooo:paragraph-rsid="001402ed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45e74" officeooo:paragraph-rsid="001a8ce1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402ed" officeooo:paragraph-rsid="001a8ce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0abe2" officeooo:paragraph-rsid="0010abe2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2pt" fo:font-weight="bold" officeooo:rsid="0019f94f" officeooo:paragraph-rsid="0019f94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1a8ce1"/>
    </style:style>
    <style:style style:name="P33" style:family="paragraph" style:parent-style-name="Standard">
      <style:paragraph-properties fo:text-align="start" style:justify-single-word="false"/>
      <style:text-properties fo:font-size="13pt" officeooo:rsid="00171275" officeooo:paragraph-rsid="00171275" style:font-size-asian="11.3500003814697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officeooo:rsid="00173c8c" officeooo:paragraph-rsid="00173c8c" style:font-size-asian="11.3500003814697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officeooo:paragraph-rsid="00192476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3pt" officeooo:rsid="00169300" officeooo:paragraph-rsid="00169300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paragraph-rsid="0019247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style:text-underline-style="none" officeooo:rsid="001a8ce1" officeooo:paragraph-rsid="001a8ce1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e6f4" officeooo:paragraph-rsid="001ae6f4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5pt" officeooo:rsid="00169300" officeooo:paragraph-rsid="00169300" style:font-size-asian="13.1000003814697pt" style:font-size-complex="15pt"/>
    </style:style>
    <style:style style:name="P41" style:family="paragraph" style:parent-style-name="Text_20_body">
      <style:paragraph-properties fo:text-align="start" style:justify-single-word="false"/>
      <style:text-properties fo:font-size="13pt" officeooo:rsid="00173c8c" officeooo:paragraph-rsid="00173c8c" style:font-size-asian="13pt" style:font-size-complex="13pt"/>
    </style:style>
    <style:style style:name="P42" style:family="paragraph" style:parent-style-name="Text_20_body">
      <style:paragraph-properties fo:text-align="start" style:justify-single-word="false"/>
      <style:text-properties fo:font-size="13pt" officeooo:paragraph-rsid="00173c8c" style:font-size-asian="13pt" style:font-size-complex="13pt"/>
    </style:style>
    <style:style style:name="P43" style:family="paragraph" style:parent-style-name="Text_20_body">
      <style:paragraph-properties fo:text-align="start" style:justify-single-word="false"/>
      <style:text-properties fo:font-size="13pt" officeooo:paragraph-rsid="00192476" style:font-size-asian="13pt" style:font-size-complex="13pt"/>
    </style:style>
    <style:style style:name="P44" style:family="paragraph" style:parent-style-name="Text_20_body">
      <style:paragraph-properties fo:text-align="start" style:justify-single-word="false"/>
      <style:text-properties officeooo:paragraph-rsid="00173c8c"/>
    </style:style>
    <style:style style:name="P45" style:family="paragraph" style:parent-style-name="Text_20_body">
      <style:paragraph-properties fo:text-align="end" style:justify-single-word="false"/>
      <style:text-properties fo:font-size="12pt" fo:font-weight="bold" officeooo:rsid="0019f94f" officeooo:paragraph-rsid="0019f94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officeooo:rsid="001402ed" officeooo:paragraph-rsid="001a8ce1" style:font-size-asian="13.1000003814697pt" style:font-size-complex="15pt"/>
    </style:style>
    <style:style style:name="P47" style:family="paragraph" style:parent-style-name="Standard">
      <style:paragraph-properties fo:text-align="start" style:justify-single-word="false"/>
      <style:text-properties fo:font-size="15pt" officeooo:rsid="001402ed" officeooo:paragraph-rsid="001402ed" style:font-size-asian="13.1000003814697pt" style:font-size-complex="15pt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6f9ff" officeooo:paragraph-rsid="0016f9ff" style:font-size-asian="13.1000003814697pt" style:font-size-complex="15pt"/>
    </style:style>
    <style:style style:name="P4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45e74" officeooo:paragraph-rsid="001a8ce1" style:font-size-asian="15pt" style:font-size-complex="15pt"/>
    </style:style>
    <style:style style:name="P5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45e74" officeooo:paragraph-rsid="001ae6f4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01a8ce1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1402ed" officeooo:paragraph-rsid="001a8ce1" style:font-size-asian="10.5pt" style:font-size-complex="12pt"/>
    </style:style>
    <style:style style:name="P53" style:family="paragraph" style:parent-style-name="Standard">
      <style:paragraph-properties fo:text-align="end" style:justify-single-word="false"/>
      <style:text-properties fo:font-size="12pt" fo:font-weight="bold" officeooo:rsid="0019f94f" officeooo:paragraph-rsid="0019f94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3pt" officeooo:rsid="001ae6f4" officeooo:paragraph-rsid="0023114b" style:font-size-asian="11.3500003814697pt" style:font-size-complex="13pt"/>
    </style:style>
    <style:style style:name="P55" style:family="paragraph" style:parent-style-name="Standard">
      <style:paragraph-properties fo:text-align="start" style:justify-single-word="false"/>
      <style:text-properties fo:font-size="13pt" officeooo:paragraph-rsid="002473e0" style:font-size-asian="13pt" style:font-size-complex="13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402ed" style:font-size-asian="10.5pt" style:font-size-complex="12pt"/>
    </style:style>
    <style:style style:name="T3" style:family="text">
      <style:text-properties fo:font-size="12pt" officeooo:rsid="00145e74" style:font-size-asian="10.5pt" style:font-size-complex="12pt"/>
    </style:style>
    <style:style style:name="T4" style:family="text">
      <style:text-properties fo:font-size="12pt" officeooo:rsid="00192476" style:font-size-asian="10.5pt" style:font-size-complex="12pt"/>
    </style:style>
    <style:style style:name="T5" style:family="text">
      <style:text-properties fo:font-size="12pt" officeooo:rsid="0019f94f" style:font-size-asian="10.5pt" style:font-size-complex="12pt"/>
    </style:style>
    <style:style style:name="T6" style:family="text">
      <style:text-properties fo:font-size="12pt" officeooo:rsid="001cc72d" style:font-size-asian="10.5pt" style:font-size-complex="12pt"/>
    </style:style>
    <style:style style:name="T7" style:family="text">
      <style:text-properties fo:font-size="12pt" fo:font-weight="normal" officeooo:rsid="0019f94f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bold" officeooo:rsid="0023114b" style:font-size-asian="12pt" style:font-weight-asian="bold" style:font-size-complex="12pt" style:font-weight-complex="bold"/>
    </style:style>
    <style:style style:name="T9" style:family="text">
      <style:text-properties fo:font-size="12pt" style:text-underline-style="none" fo:font-weight="normal" officeooo:rsid="0023114b" style:font-size-asian="10.5pt" style:font-weight-asian="normal" style:font-size-complex="12pt" style:font-weight-complex="normal"/>
    </style:style>
    <style:style style:name="T10" style:family="text">
      <style:text-properties fo:font-size="15pt" style:font-size-asian="13.1000003814697pt" style:font-size-complex="15pt"/>
    </style:style>
    <style:style style:name="T11" style:family="text">
      <style:text-properties fo:font-size="15pt" officeooo:rsid="001402ed" style:font-size-asian="13.1000003814697pt" style:font-size-complex="15pt"/>
    </style:style>
    <style:style style:name="T12" style:family="text">
      <style:text-properties fo:font-size="15pt" style:text-underline-style="none" fo:font-weight="bold" officeooo:rsid="0023114b" style:font-size-asian="13.1000003814697pt" style:font-weight-asian="bold" style:font-size-complex="15pt" style:font-weight-complex="bold"/>
    </style:style>
    <style:style style:name="T13" style:family="text">
      <style:text-properties officeooo:rsid="00145e74"/>
    </style:style>
    <style:style style:name="T14" style:family="text">
      <style:text-properties officeooo:rsid="00173c8c"/>
    </style:style>
    <style:style style:name="T15" style:family="text">
      <style:text-properties officeooo:rsid="00192476"/>
    </style:style>
    <style:style style:name="T16" style:family="text">
      <style:text-properties officeooo:rsid="001402e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bold" officeooo:rsid="0023114b" style:font-weight-asian="bold" style:font-weight-complex="bold"/>
    </style:style>
    <style:style style:name="T20" style:family="text">
      <style:text-properties officeooo:rsid="0019f94f"/>
    </style:style>
    <style:style style:name="T21" style:family="text">
      <style:text-properties officeooo:rsid="001a4cb0"/>
    </style:style>
    <style:style style:name="T22" style:family="text">
      <style:text-properties officeooo:rsid="001a8ce1"/>
    </style:style>
    <style:style style:name="T23" style:family="text">
      <style:text-properties officeooo:rsid="001cc72d"/>
    </style:style>
    <style:style style:name="T24" style:family="text">
      <style:text-properties fo:color="#000000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letter-spacing="normal" fo:font-style="normal" style:text-underline-style="none" fo:font-weight="normal" officeooo:rsid="001e42ff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e42ff"/>
    </style:style>
    <style:style style:name="T28" style:family="text">
      <style:text-properties officeooo:rsid="001fe657"/>
    </style:style>
    <style:style style:name="T29" style:family="text">
      <style:text-properties officeooo:rsid="002311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RIN Natan <text:s text:c="119"/>2018-2019</text:p>
      <text:p text:style-name="P2">CANET Dylan<text:tab/><text:tab/><text:tab/><text:tab/><text:tab/><text:tab/><text:tab/><text:tab/> <text:s text:c="5"/><text:span text:style-name="T28">L1 Math-Informatique</text:span></text:p>
      <text:p text:style-name="P2"/>
      <text:p text:style-name="P2">TP6</text:p>
      <text:p text:style-name="P2">TD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9"/>
      <text:p text:style-name="P10">Bataille navale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1</text:p>
      <text:p text:style-name="P12"><text:soft-page-break/>Table des matières</text:p>
      <text:p text:style-name="P11"/>
      <text:p text:style-name="P11"/>
      <text:p text:style-name="P6">I <text:s text:c="3"/>Partie 1<text:tab/><text:tab/><text:tab/><text:tab/><text:tab/><text:tab/><text:tab/><text:tab/><text:tab/><text:tab/><text:tab/></text:p>
      <text:p text:style-name="P6"/>
      <text:p text:style-name="P6"/>
      <text:p text:style-name="P13">1 <text:s text:c="3"/>Projet<text:tab/><text:tab/><text:tab/><text:tab/><text:tab/><text:tab/><text:tab/><text:tab/><text:tab/><text:tab/><text:tab/><text:span text:style-name="T15">3</text:span></text:p>
      <text:p text:style-name="P13"/>
      <text:p text:style-name="P29"><text:tab/></text:p>
      <text:p text:style-name="P29"><text:tab/>1,1<text:tab/>Présentation du projet ……………………………………………………. <text:span text:style-name="T15">3</text:span></text:p>
      <text:p text:style-name="P29"><text:tab/></text:p>
      <text:p text:style-name="P29"><text:tab/>1,2<text:tab/>Manuel d’utilisateur………………………………………………………. <text:span text:style-name="T15">3</text:span></text:p>
      <text:p text:style-name="P14"/>
      <text:p text:style-name="P14"/>
      <text:p text:style-name="P14">2 <text:s text:c="3"/>Programme<text:tab/><text:tab/><text:tab/><text:tab/><text:tab/><text:tab/><text:tab/><text:tab/><text:tab/><text:tab/><text:span text:style-name="T15">4</text:span></text:p>
      <text:p text:style-name="P14"><text:tab/></text:p>
      <text:p text:style-name="P15"><text:tab/></text:p>
      <text:p text:style-name="P32"><text:span text:style-name="T11"><text:tab/></text:span><text:span text:style-name="T2">2,1<text:tab/></text:span><text:span text:style-name="T1">Structure générale du programme………………………………………… </text:span><text:span text:style-name="T4">4</text:span></text:p>
      <text:p text:style-name="P51"><text:tab/></text:p>
      <text:p text:style-name="P32"><text:span text:style-name="T2"><text:tab/>2,2<text:tab/>Principales fonctions et leur rôle</text:span><text:span text:style-name="T1"> ……………………………………….. </text:span><text:span text:style-name="T4">4-</text:span><text:span text:style-name="T5">5</text:span></text:p>
      <text:p text:style-name="P26"/>
      <text:p text:style-name="P26"/>
      <text:p text:style-name="P14">3 <text:s text:c="3"/>Variables<text:tab/><text:tab/><text:tab/><text:tab/><text:tab/><text:tab/><text:tab/><text:tab/><text:tab/><text:tab/><text:span text:style-name="T20">5</text:span></text:p>
      <text:p text:style-name="P14"/>
      <text:p text:style-name="P15"><text:tab/></text:p>
      <text:p text:style-name="P32"><text:span text:style-name="T11"><text:tab/></text:span><text:span text:style-name="T2">3,1<text:tab/> </text:span><text:span text:style-name="T1">Principales variables utilisées, <text:s text:c="2"/></text:span><text:span text:style-name="T2">l</text:span><text:span text:style-name="T1">eur type et leur signification………….. </text:span><text:span text:style-name="T5">5</text:span></text:p>
      <text:p text:style-name="P26"/>
      <text:p text:style-name="P26"/>
      <text:p text:style-name="P14">4 <text:s text:c="3"/>Organisation<text:tab/><text:tab/><text:tab/><text:tab/><text:tab/><text:tab/><text:tab/><text:tab/><text:tab/><text:tab/><text:span text:style-name="T22">5</text:span></text:p>
      <text:p text:style-name="P14"/>
      <text:p text:style-name="P29"><text:tab/></text:p>
      <text:p text:style-name="P29"><text:tab/>4,1<text:tab/><text:span text:style-name="T13">Répartition et découpage du travail………………………………………. 5</text:span></text:p>
      <text:p text:style-name="P29"><text:tab/></text:p>
      <text:p text:style-name="P15"><text:span text:style-name="T3"><text:tab/>4,2<text:tab/>Difficultés rencontrées……………………………………………………. </text:span><text:span text:style-name="T6">5</text:span></text:p>
      <text:p text:style-name="P28"><text:tab/></text:p>
      <text:p text:style-name="P28"><text:tab/>4,3<text:tab/>Avantages et apprentissages………………………………………………. <text:span text:style-name="T23">5-6</text:span></text:p>
      <text:p text:style-name="P27"><text:tab/><text:tab/></text:p>
      <text:p text:style-name="P14"><text:tab/><text:tab/></text:p>
      <text:p text:style-name="P5"/>
      <text:p text:style-name="P30"/>
      <text:p text:style-name="P30"/>
      <text:p text:style-name="P30"/>
      <text:p text:style-name="P30"/>
      <text:p text:style-name="P30"/>
      <text:p text:style-name="P31">2</text:p>
      <text:p text:style-name="P8"><text:soft-page-break/></text:p>
      <text:p text:style-name="P8"/>
      <text:p text:style-name="P8"/>
      <text:p text:style-name="P8"/>
      <text:p text:style-name="P8"/>
      <text:p text:style-name="P8">Projet :</text:p>
      <text:p text:style-name="P7"/>
      <text:p text:style-name="P36"/>
      <text:p text:style-name="P36">Le projet est le jeu bataille navale, <text:span text:style-name="Emphasis"><text:span text:style-name="T24">la bataille navale, appelée aussi touché-coulé, est un jeu de société dans lequel deux joueurs doivent placer des « navires » sur une grille tenue secrète et tenter de « toucher » les navires adverses. Le gagnant est celui qui parvient à </text:span></text:span><text:span text:style-name="Emphasis"><text:span text:style-name="T25">toucher</text:span></text:span><text:span text:style-name="Emphasis"><text:span text:style-name="T24"> complètement les navires de l’adversaire avant que tous les siens ne le soient.</text:span></text:span><text:span text:style-name="T26"> </text:span></text:p>
      <text:p text:style-name="P4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8">Manuel :</text:p>
      <text:p text:style-name="P17"/>
      <text:p text:style-name="P33"/>
      <text:p text:style-name="P33">On lance le programme est on arrive sur le menu de notre jeu.</text:p>
      <text:p text:style-name="P33">Le menu consiste a choisir les paramètres de notre partie :</text:p>
      <text:p text:style-name="P33">Si l’on veut jouer a deux joueur ou un joueur , combien de bateau nous voulons.</text:p>
      <text:p text:style-name="P33">Aprés avoir sélectionné les caractéristiques de la partie on appuie sur la touche ‘entrée’ pour la lancer.</text:p>
      <text:p text:style-name="P33"/>
      <text:p text:style-name="P33"/>
      <text:p text:style-name="P33">On arrive sur une fenêtre avec deux quadrillage<text:span text:style-name="T27">s</text:span> le but va être de placer ces bateaux et de tirer sur le quadrillage adverse pour toucher ces bateaux.</text:p>
      <text:p text:style-name="P33">Tout d’abord on place le(s) bateau(x) a l’horizontal ou a la verticale (au choix) et ensuite on choisie ou tirer sur le quadrillage adverse.</text:p>
      <text:p text:style-name="P33">Les couleurs des cases vont changer si on tire sur un bateau ou sur rien et un message va apparaître pour nous indiquer si l’on a touché ou non un bateau. L’adverse va lui attaquer a son tour sur notre quadrillage.</text:p>
      <text:p text:style-name="P33"/>
      <text:p text:style-name="P33"/>
      <text:p text:style-name="P33">La partie ce finie quand tout les bateaux de l’un des deux joueurs sont touchées. </text:p>
      <text:p text:style-name="P33">Les règles sont les même si on lance une partie a un ou deux joueurs.</text:p>
      <text:p text:style-name="P17"/>
      <text:p text:style-name="P17"/>
      <text:p text:style-name="P17"/>
      <text:p text:style-name="P31">3</text:p>
      <text:p text:style-name="P17"><text:soft-page-break/></text:p>
      <text:p text:style-name="P17"/>
      <text:p text:style-name="P21">Structure du programme :</text:p>
      <text:p text:style-name="P18"/>
      <text:p text:style-name="P33">Le programme est <text:span text:style-name="T14">séparé en trois partis :</text:span></text:p>
      <text:p text:style-name="P33"/>
      <text:p text:style-name="P34"><text:tab/>La première partie est le jeux à un joueur , avec tout les fonctions , le menu du jeux et le programme principale avec tout les instructions pour utiliser les fonctions.</text:p>
      <text:p text:style-name="P34"/>
      <text:p text:style-name="P34"><text:tab/>La seconde partie est le jeux cette fois ci à deux joueurs avec la réutilisations de certaine fonction est de nouvelles crées et bien-sure un programme principale différents.</text:p>
      <text:p text:style-name="P34"/>
      <text:p text:style-name="P34"><text:tab/>La dernière partie est juste un bloc d’améliorations , de nouvelle fonctions qui ne sont que ‘bonus’ au programme principale pour le jeux.</text:p>
      <text:p text:style-name="P17"/>
      <text:p text:style-name="P17"/>
      <text:p text:style-name="P17"/>
      <text:p text:style-name="P20">Les fonctions principales et leurs rôles :</text:p>
      <text:p text:style-name="P19"/>
      <text:p text:style-name="P41">‘def init_plateau ‘ : <text:s/>On initialise notre plateau avec une liste de liste de ‘n’ colonne et ligne.</text:p>
      <text:p text:style-name="P41">On ne construit pas le plateau mais on le <text:s/>créé comparée a la fonction qui suit.</text:p>
      <text:p text:style-name="P41"/>
      <text:p text:style-name="P41">‘def dessine_plateau ‘ : Cette fonction va nous permettre de dessiner notre plateau , <text:span text:style-name="T15">avec une certaine taille de case , donc de construire un quadrillage sur lequel le joueur va jouer.</text:span></text:p>
      <text:p text:style-name="P41"/>
      <text:p text:style-name="P42"><text:span text:style-name="T14">‘</text:span>def pixel_vers_case’ : <text:span text:style-name="T15">Le pixel vers case va permettre de c</text:span>onverti<text:span text:style-name="T15">r</text:span> les coordonnées d'un pixel en case dans <text:span text:style-name="T15">notre</text:span> <text:s/>liste de liste <text:span text:style-name="T15">(plateau).</text:span></text:p>
      <text:p text:style-name="P42"/>
      <text:p text:style-name="P43">‘def placer_bateau’ :A l'aide d'un plateau, le joueur place les bateaux. Il choisit d'abord combien de bateau il veut, ensuite il faut choisir si le bateau va être placer horizontalement ou verticalement.</text:p>
      <text:p text:style-name="P43"><text:s/></text:p>
      <text:p text:style-name="P42">‘def tirer’ : A l'aide d'un couple de coordonnées, <text:span text:style-name="T15">il </text:span>change la valeur de la case correspondante dans la liste de liste , <text:span text:style-name="T15">pour indiquer que l’on a tirer à cet endroit.</text:span></text:p>
      <text:p text:style-name="P42"/>
      <text:p text:style-name="P42">‘def voisine’ : <text:span text:style-name="T15">Cette fonction va nous permettre de récupérer les coordonnées des cases alentours en donnant les coordonnées de cette case.</text:span></text:p>
      <text:p text:style-name="P45">4</text:p>
      <text:p text:style-name="P42"><text:soft-page-break/></text:p>
      <text:p text:style-name="P42">‘def couler’ : <text:span text:style-name="T15">On va regarder sur notre liste de liste si un bateaux a été complètements touchées elle va alors remplacer ça valeur par une autre pour indiquer que le bateau est coulé.</text:span></text:p>
      <text:p text:style-name="P22"/>
      <text:p text:style-name="P22"><text:span text:style-name="T16"><text:s/></text:span>Principales variables utilisées :</text:p>
      <text:p text:style-name="P22"/>
      <text:p text:style-name="P35"><text:span text:style-name="T18">‘</text:span>plateau’ : <text:span text:style-name="T20">Cette variable est la base de notre programme elle est notre liste de liste , que l’on va modifier au fur et à mesure de la partie.</text:span></text:p>
      <text:p text:style-name="P35"/>
      <text:p text:style-name="P55">‘<text:span text:style-name="T20">(x, y)’ ou ‘(i, j)’ : Se sont les coordonnées qui vont nous permettre de retrouver les cases, utilisée dans presque tout nos fonctions.</text:span></text:p>
      <text:p text:style-name="P35"/>
      <text:p text:style-name="P55"><text:span text:style-name="T20">‘(l, c)’ : A l’inverse de ‘(x, y)’ ou ‘(i, j)’ , <text:s/>l et c ne sont pas des coordonnées mais les lignes et les colonnes de notre quadrillage, on transforme les coordonnées en ligne et colonne est inversement.</text:span></text:p>
      <text:p text:style-name="P37"/>
      <text:p text:style-name="P42">‘<text:span text:style-name="T21">nb’ : <text:s/>Il représente le nombre case choisie pour un bateau</text:span></text:p>
      <text:p text:style-name="P44"/>
      <text:p text:style-name="P49">Répartition et découpage du travail :</text:p>
      <text:p text:style-name="P24"/>
      <text:p text:style-name="P38">On a créer la plupart des fonctions ensembles, Dylan c’est un peu plus occupé du menu et du programme principale et Natan des doc-strings et du rapport.</text:p>
      <text:p text:style-name="P38">Mais on ces tout les deux aider que ce soit dans le programme est dans la rédaction du rapport et des doc-strings.</text:p>
      <text:p text:style-name="P24"/>
      <text:p text:style-name="P24"/>
      <text:p text:style-name="P50">Difficultés rencontrées :</text:p>
      <text:p text:style-name="P23"/>
      <text:p text:style-name="P39">Il a été un peu difficile de créer certaine fonction, mais la plus grosse difficultés a été de créer le programme principale ou il faut essayer de faire concorder tout les fonctions ensembles. Un autre problème est la taille de notre programme , il est long on a tendance à se perdre rapidement dans ce que l’on fait et il devient difficile de retrouver les petites erreurs cacher dans le code. <text:span text:style-name="T29">Grosse difficultées dans le projet bataille navale a été la fonction ‘couler’ c’est à dire , lorsque un bateau est complètements toucher il coule. Nous n’avons pas réussie à créer cette fonction.</text:span></text:p>
      <text:p text:style-name="P41"/>
      <text:p text:style-name="P41"/>
      <text:p text:style-name="P25">Avantages et apprentissages :</text:p>
      <text:p text:style-name="P25"/>
      <text:p text:style-name="P54"><text:span text:style-name="T17">Ce projet nous a permis d’appendre à travailler en groupe, de bien se répartir les tâches que chacun doit accomplir, de savoir s’entraider. On appris surtout entre autre non pas que de </text:span></text:p>
      <text:p text:style-name="P54"><text:span text:style-name="T17"><text:tab/><text:tab/><text:tab/><text:tab/><text:tab/><text:tab/><text:tab/><text:tab/><text:tab/><text:tab/><text:tab/><text:tab/><text:tab/> <text:s text:c="3"/></text:span><text:span text:style-name="T8">5</text:span></text:p>
      <text:p text:style-name="P54"><text:soft-page-break/><text:span text:style-name="T17"><text:tab/><text:tab/><text:tab/><text:tab/><text:tab/><text:tab/><text:tab/><text:tab/><text:tab/><text:tab/><text:tab/><text:tab/><text:tab/><text:tab/></text:span></text:p>
      <text:p text:style-name="P54"><text:span text:style-name="T17">créer des fonctions mais de les mettre en commun et de créer un programme principale bien structuré. On a appris de nouvelle fonction sur python en faisant des recherches pour notre projet. <text:s text:c="4"/><text:tab/><text:tab/><text:tab/><text:tab/><text:tab/><text:tab/><text:tab/><text:tab/><text:tab/><text:tab/><text:tab/><text:tab/> <text:s text:c="3"/></text:span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><text:tab/><text:tab/><text:tab/><text:tab/><text:tab/><text:tab/><text:tab/><text:tab/><text:tab/><text:tab/><text:tab/><text:tab/><text:tab/> <text:s text:c="4"/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1:19:53.722000000</meta:creation-date>
    <dc:date>2018-12-16T23:47:10.776000000</dc:date>
    <meta:editing-duration>PT4H38M53S</meta:editing-duration>
    <meta:editing-cycles>11</meta:editing-cycles>
    <meta:generator>LibreOffice/6.0.7.3$Windows_X86_64 LibreOffice_project/dc89aa7a9eabfd848af146d5086077aeed2ae4a5</meta:generator>
    <meta:document-statistic meta:table-count="0" meta:image-count="0" meta:object-count="0" meta:page-count="6" meta:paragraph-count="77" meta:word-count="977" meta:character-count="5926" meta:non-whitespace-character-count="4711"/>
  </office:meta>
</office:document-meta>
</file>